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4eaf"/>
    </style:style>
    <style:style style:name="P2" style:family="paragraph" style:parent-style-name="Standard">
      <style:paragraph-properties fo:text-align="start" style:justify-single-word="false"/>
      <style:text-properties officeooo:paragraph-rsid="000d4eaf"/>
    </style:style>
    <style:style style:name="P3" style:family="paragraph" style:parent-style-name="Standard">
      <style:paragraph-properties fo:text-align="start" style:justify-single-word="false"/>
      <style:text-properties officeooo:paragraph-rsid="000fec5f"/>
    </style:style>
    <style:style style:name="T1" style:family="text">
      <style:text-properties officeooo:rsid="000d4eaf"/>
    </style:style>
    <style:style style:name="T2" style:family="text">
      <style:text-properties officeooo:rsid="000e7af3"/>
    </style:style>
    <style:style style:name="T3" style:family="text">
      <style:text-properties fo:font-style="italic" officeooo:rsid="000e7af3" style:font-style-asian="italic" style:font-style-complex="italic"/>
    </style:style>
    <style:style style:name="T4" style:family="text">
      <style:text-properties fo:font-style="italic" officeooo:rsid="001050c6" style:font-style-asian="italic" style:font-style-complex="italic"/>
    </style:style>
    <style:style style:name="T5" style:family="text">
      <style:text-properties fo:font-style="normal" officeooo:rsid="000e7af3" style:font-style-asian="normal" style:font-style-complex="normal"/>
    </style:style>
    <style:style style:name="T6" style:family="text">
      <style:text-properties fo:font-style="normal" officeooo:rsid="000fec5f" style:font-style-asian="normal" style:font-style-complex="normal"/>
    </style:style>
    <style:style style:name="T7" style:family="text">
      <style:text-properties fo:font-style="normal" officeooo:rsid="001050c6" style:font-style-asian="normal" style:font-style-complex="normal"/>
    </style:style>
    <style:style style:name="T8" style:family="text">
      <style:text-properties fo:font-style="normal" officeooo:rsid="00117f86" style:font-style-asian="normal" style:font-style-complex="normal"/>
    </style:style>
    <style:style style:name="T9" style:family="text">
      <style:text-properties fo:font-style="normal" officeooo:rsid="00134f39" style:font-style-asian="normal" style:font-style-complex="normal"/>
    </style:style>
    <style:style style:name="T10" style:family="text">
      <style:text-properties officeooo:rsid="00134f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sh in Water</text:span></text:p>
      <text:p text:style-name="P2"><text:span text:style-name="T1"/></text:p>
      <text:p text:style-name="P2"><text:span text:style-name="T1"><text:tab/>As a twenty-two year old, it's hard to even remember life without the Internet (although I value the fact that I still can). Writing about how the Internet affects me is tantamount to imagining what life would be like without it, and then hypothesizing what I would be doing differently without this all-important connectedness. And, to be honest, I think I would be doing just about the same things (except <text:s/>the offline versions of these things, that is)</text:span><text:span text:style-name="T2">.</text:span></text:p>
      <text:p text:style-name="P2"><text:span text:style-name="T1"><text:tab/>The areas of life that the Internet facilitates, for me, ar</text:span><text:span text:style-name="T2">e the following: staying connected with friends and family, researching and working</text:span><text:span text:style-name="T10">,</text:span><text:span text:style-name="T2"> and reading and keeping up-to-date with what interests me. Regarding the first point, this is a huge, complex issue. For me personally, though, it's quite simple. I can talk to my relatives and friends who live outside of Quebec (and that's all of my relatives) at no cost and actually see their faces. Of course, after the novelty of Skype wore off, I did this less and less and feel quite guilty about not talking with them as often as I feel I </text:span><text:span text:style-name="T3">should</text:span><text:span text:style-name="T5">, and the fact that distance is no longer a factor when it comes to keeping up with people is, in my opinion, both good and bad. It used to be </text:span><text:span text:style-name="T7">exciting</text:span><text:span text:style-name="T5"> to see a friend </text:span><text:span text:style-name="T7">or <text:s/>relative I rarely saw</text:span><text:span text:style-name="T5">, eagerly awaiting </text:span><text:span text:style-name="T7">stories about their lives that were too long and complicated to share over the high-cost long-distance phone connection</text:span><text:span text:style-name="T5">. Nowadays it's as if they were never even gone</text:span><text:span text:style-name="T7">. Everything is documented on Facebook or other sites, and this encourages interaction with pictures more than it does with the actual person.</text:span><text:span text:style-name="T5"> </text:span><text:span text:style-name="T7">Also, continual and constant Online interaction feels much less important to me than one good phone call, no matter the cost. Although it's practical to use the Internet to connect, </text:span><text:span text:style-name="T5">I feel th</text:span><text:span text:style-name="T7">ere</text:span><text:span text:style-name="T5"> </text:span><text:span text:style-name="T7">are</text:span><text:span text:style-name="T5"> negative side-effect</text:span><text:span text:style-name="T7">s</text:span><text:span text:style-name="T5"> of the over-connectedness that the Internet seems to both facilitate and encourage. </text:span></text:p>
      <text:p text:style-name="P3"><text:span text:style-name="T5"><text:tab/>For the world at large, </text:span><text:span text:style-name="T6">society's hyper-connectedness has had some great effects. Just last month there were huge organized riots in Egypt and Libya (some are still, in fact, going on) due in part to the Internet's ability to gather like-minded people together and aid in quick organization. Social networking sites played a role in the rebellions that those countries launched. The Internet, in effect, is the great Democratizer, allowing everyone their voice and aiding in organization on a huge scale. There are, though, those that question whether it's the Internet or </text:span><text:span text:style-name="T9">solely </text:span><text:span text:style-name="T6">the power of the people in these unique circumstances. Would these rebellions have happened had it not been for the Internet? It's a complicated question, and one that New Yorker contributor Malcolm Gladwell recently tackled. He argued that the rebellions would have happened </text:span><text:span text:style-name="T9">at this time </text:span><text:span text:style-name="T6">regardless of the Internet. But who, of course, can know for sure.</text:span></text:p>
      <text:p text:style-name="P3"><text:span text:style-name="T6"><text:tab/></text:span><text:span text:style-name="T7">Even though the Internet has definitely changed </text:span><text:span text:style-name="T4">how</text:span><text:span text:style-name="T7"> I do </text:span><text:span text:style-name="T8">things</text:span><text:span text:style-name="T7"> </text:span><text:span text:style-name="T8">- </text:span><text:span text:style-name="T7">and how the world does things</text:span><text:span text:style-name="T8"> -</text:span><text:span text:style-name="T7">, it hasn't changed </text:span><text:span text:style-name="T8">the reason these things are being done or the various feelings these things provoke. Imagining a world without the Internet (</text:span><text:span text:style-name="T9">for me, </text:span><text:span text:style-name="T8">this is much like a fish imagining a world without water), I can </text:span><text:span text:style-name="T9">imagine</text:span><text:span text:style-name="T8"> myself feeling guilty for not sending snail-mail letters to family or friends as opposed to not </text:span><text:span text:style-name="T9">getting on </text:span><text:span text:style-name="T8">Sky</text:span><text:span text:style-name="T9">pe</text:span><text:span text:style-name="T8"> with them</text:span><text:span text:style-name="T9">. I suppose I'd have to actually talk to someone, too, if I wanted to know what they were up to instead of checking Twitter. Which reminds me, I forgot to post what I had for lunch...</text:span></text:p>
      <text:p text:style-name="P3"><text:span text:style-name="T6"><text:tab/></text:span></text:p>
      <text:p text:style-name="P3"><text:span text:style-name="T6"/></text:p>
      <text:p text:style-name="P3"><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ke </meta:initial-creator>
    <meta:creation-date>2011-03-06T18:37:26</meta:creation-date>
    <meta:document-statistic meta:table-count="0" meta:image-count="0" meta:object-count="0" meta:page-count="1" meta:paragraph-count="7" meta:word-count="592" meta:character-count="3461"/>
    <dc:date>2011-03-06T20:05:13</dc:date>
    <dc:creator>Luke </dc:creator>
    <meta:editing-duration>PT00H10M56S</meta:editing-duration>
    <meta:editing-cycles>1</meta:editing-cycles>
    <meta:generator>OpenOffice.org/3.2$Linux OpenOffice.org_project/320m19$Build-9505</meta:generator>
  </office:meta>
</office:document-meta>
</file>